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44a60" officeooo:paragraph-rsid="00044a60"/>
    </style:style>
    <style:style style:name="P2" style:family="paragraph" style:parent-style-name="Standard">
      <style:text-properties officeooo:rsid="00044a60" officeooo:paragraph-rsid="000b1e13"/>
    </style:style>
    <style:style style:name="P3" style:family="paragraph" style:parent-style-name="Standard">
      <style:text-properties officeooo:rsid="000b1e13" officeooo:paragraph-rsid="000b1e13"/>
    </style:style>
    <style:style style:name="P4" style:family="paragraph" style:parent-style-name="Standard">
      <style:text-properties officeooo:paragraph-rsid="000bfe6e"/>
    </style:style>
    <style:style style:name="P5" style:family="paragraph" style:parent-style-name="Standard">
      <style:paragraph-properties fo:margin-top="0in" fo:margin-bottom="0.1965in" loext:contextual-spacing="false"/>
    </style:style>
    <style:style style:name="P6" style:family="paragraph" style:parent-style-name="Text_20_body" style:list-style-name="L1"/>
    <style:style style:name="P7" style:family="paragraph" style:parent-style-name="Text_20_body" style:list-style-name="L1">
      <style:paragraph-properties fo:margin-top="0in" fo:margin-bottom="0in" loext:contextual-spacing="false"/>
    </style:style>
    <style:style style:name="T1" style:family="text">
      <style:text-properties officeooo:rsid="0005d8cc"/>
    </style:style>
    <style:style style:name="T2" style:family="text">
      <style:text-properties officeooo:rsid="0006e6ee"/>
    </style:style>
    <style:style style:name="T3" style:family="text">
      <style:text-properties officeooo:rsid="000b1e13"/>
    </style:style>
    <style:style style:name="T4" style:family="text">
      <style:text-properties officeooo:rsid="000bfe6e"/>
    </style:style>
    <style:style style:name="T5" style:family="text">
      <style:text-properties fo:font-style="italic" officeooo:rsid="000f6738" style:font-style-asian="italic" style:font-style-complex="italic"/>
    </style:style>
    <style:style style:name="T6" style:family="text">
      <style:text-properties fo:font-style="italic" officeooo:rsid="000bfe6e" style:font-style-asian="italic" style:font-style-complex="italic"/>
    </style:style>
    <style:style style:name="T7" style:family="text">
      <style:text-properties fo:font-style="normal" officeooo:rsid="000c819b" style:font-style-asian="normal" style:font-style-complex="normal"/>
    </style:style>
    <style:style style:name="T8" style:family="text">
      <style:text-properties fo:font-style="normal" officeooo:rsid="000de21e" style:font-style-asian="normal" style:font-style-complex="normal"/>
    </style:style>
    <style:style style:name="T9" style:family="text">
      <style:text-properties fo:font-style="normal" officeooo:rsid="000f6738" style:font-style-asian="normal" style:font-style-complex="normal"/>
    </style:style>
    <style:style style:name="T10" style:family="text">
      <style:text-properties fo:font-style="normal" officeooo:rsid="000fec3f" style:font-style-asian="normal" style:font-style-complex="normal"/>
    </style:style>
    <style:style style:name="T11" style:family="text">
      <style:text-properties fo:font-style="normal" officeooo:rsid="00117b21" style:font-style-asian="normal" style:font-style-complex="normal"/>
    </style:style>
    <style:style style:name="T12" style:family="text">
      <style:text-properties fo:font-style="normal" officeooo:rsid="000bfe6e" style:font-style-asian="normal" style:font-style-complex="normal"/>
    </style:style>
    <style:style style:name="T13" style:family="text">
      <style:text-properties fo:font-style="normal" officeooo:rsid="0012f9ea" style:font-style-asian="normal" style:font-style-complex="normal"/>
    </style:style>
    <style:style style:name="T14" style:family="text">
      <style:text-properties fo:font-style="normal" officeooo:rsid="00145fc5" style:font-style-asian="normal" style:font-style-complex="normal"/>
    </style:style>
    <style:style style:name="T15" style:family="text">
      <style:text-properties fo:font-style="normal" officeooo:rsid="00156216" style:font-style-asian="normal" style:font-style-complex="normal"/>
    </style:style>
    <style:style style:name="T16" style:family="text">
      <style:text-properties fo:font-style="normal" officeooo:rsid="00176eff" style:font-style-asian="normal" style:font-style-complex="normal"/>
    </style:style>
    <style:style style:name="T17" style:family="text">
      <style:text-properties officeooo:rsid="0012ab7f"/>
    </style:style>
    <style:style style:name="T18" style:family="text">
      <style:text-properties officeooo:rsid="0012f9ea"/>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Your Project Overview and Data Acquisition Report—Part 1 of your analysis project—is due this week. Tell the class about your project's area of focus and why you chose it. Additionally, share some information on the Initial Requirements section of your report:</text:p>
      <text:list xml:id="list1419778783" text:style-name="L1">
        <text:list-item>
          <text:p text:style-name="P7">What are some of the key questions that you want to explore? </text:p>
        </text:list-item>
        <text:list-item>
          <text:p text:style-name="P7">Briefly, what is your hypothesis, and what is your rationale for it? </text:p>
        </text:list-item>
        <text:list-item>
          <text:p text:style-name="P7">What source(s) will your data come from? </text:p>
        </text:list-item>
        <text:list-item>
          <text:p text:style-name="P7">Describe the specific variables, or at least two of them, that you plan to work with.  </text:p>
        </text:list-item>
        <text:list-item>
          <text:p text:style-name="P7">What are some of the inputs you anticipate using in your analysis? </text:p>
        </text:list-item>
        <text:list-item>
          <text:p text:style-name="P7">Describe any categorical and/or numerical data you will be working with. </text:p>
        </text:list-item>
        <text:list-item>
          <text:p text:style-name="P6">Do you foresee any data structure issues? Do you have any thoughts on adjustments you might need to make when you pre-process the data? </text:p>
        </text:list-item>
      </text:list>
      <text:p text:style-name="Standard"/>
      <text:p text:style-name="Standard"/>
      <text:p text:style-name="P1">My data project will cover the Human Freedom Index (HFI), which presents a broad measure of human freedom – the absence of coercive constraint – <text:span text:style-name="T1">and includes many countries representing </text:span>94% of the world’s population. <text:s/><text:span text:style-name="T2">It is an average of the economic and personal freedom subindexes and attempts to capture the degree to which people are free to trade, use sound money, and enjoy their civil liberties. <text:s/>I would like to cluster countries by a column subset and determine if countries with a high freedom rank have any common characteristics. <text:s/>I will join HFI to a suicide rates dataset to see if there is any link between free countries and suicide rates. <text:s/>There are a few questions I want to explore:</text:span></text:p>
      <text:p text:style-name="P1">- <text:span text:style-name="T3">What is the relationship between HFI score and top marginal tax rate?</text:span></text:p>
      <text:p text:style-name="P1">- <text:span text:style-name="T4">Do countries with higher media freedom have higher freedoms for impartial courts, integrity of the legal system, and police reliability?</text:span></text:p>
      <text:p text:style-name="P2">- <text:span text:style-name="T17">Does a high HFI score correlate with a lower suicide rate?</text:span></text:p>
      <text:p text:style-name="P2">- <text:span text:style-name="T18">Does a country’s population have an impact on its HFI score?</text:span></text:p>
      <text:p text:style-name="P2">- <text:span text:style-name="T3">Which specific variable seems to have the highest correlation with HFI score and which category has the highest correlation?</text:span></text:p>
      <text:p text:style-name="P3">I believe countries with more equitable economic systems and higher top marginal income tax rates will tend to have higher economic and human freedom as the divide between poor and rich persons should be lower.</text:p>
      <text:p text:style-name="P3"/>
      <text:p text:style-name="P4"><text:span text:style-name="T4">I am using the </text:span><text:a xlink:type="simple" xlink:href="https://www.kaggle.com/gsutters/the-human-freedom-index/version/3" text:style-name="Internet_20_link" text:visited-style-name="Visited_20_Internet_20_Link"><text:span text:style-name="T4">HFI dataset</text:span></text:a><text:span text:style-name="T4"> and </text:span><text:a xlink:type="simple" xlink:href="https://www.kaggle.com/russellyates88/suicide-rates-overview-1985-to-2016" text:style-name="Internet_20_link" text:visited-style-name="Visited_20_Internet_20_Link"><text:span text:style-name="T4">suicide rates overview</text:span></text:a><text:span text:style-name="T4"> dataset from kaggle.com. <text:s/>To answer the questions I laid out, I plan to look at several columns – </text:span><text:span text:style-name="T6">hf_score</text:span><text:span text:style-name="T12"> for the HFI score, </text:span><text:span text:style-name="T6">ef_government_tax</text:span><text:span text:style-name="T12"> for the top marginal tax rate, </text:span><text:span text:style-name="T6">ef_government</text:span><text:span text:style-name="T12"> for the size of government (plus some of its subcategories), </text:span><text:span text:style-name="T6">pf_</text:span><text:span text:style-name="T5">expression_influence</text:span><text:span text:style-name="T12"> for </text:span><text:span text:style-name="T9">media </text:span><text:span text:style-name="T12">freedom, and </text:span><text:span text:style-name="T6">ef_regulation_labor </text:span><text:span text:style-name="T12">for labor market regulations. <text:s/>Besides </text:span><text:span text:style-name="T7">the country and region </text:span><text:span text:style-name="T8">categorical</text:span><text:span text:style-name="T7"> columns </text:span><text:span text:style-name="T10">and index rank numerical columns</text:span><text:span text:style-name="T7">, </text:span><text:span text:style-name="T9">all</text:span><text:span text:style-name="T7"> columns are numerical index scores from 0 to 10, low to high freedo</text:span><text:span text:style-name="T9">m. <text:s/>This includes individual scores and category averages, such as size of government, religion, and regulation. <text:s/></text:span><text:span text:style-name="T11">Since this dataset is basically a country index tied to a number of freedom numerical variables, I don’t think any data structure issues will be present, though several columns do have missing data. <text:s/></text:span><text:span text:style-name="T13">The suicide rates dataset includes a few categorical columns – country, year, sex, age – and a few numerical columns – suicides, population, gdp per capita. <text:s/></text:span><text:span text:style-name="T14">I hope that there is a common country naming between the two datasets, but it’s possible I may need to </text:span><text:span text:style-name="T16">modify</text:span><text:span text:style-name="T14"> a few countries’ </text:span><text:span text:style-name="T16">names</text:span><text:span text:style-name="T14"> to </text:span><text:span text:style-name="T15">join</text:span><text:span text:style-name="T14"> the two togeth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27T21:10:13.311966580</meta:creation-date>
    <meta:generator>LibreOffice/6.1.5.2$Linux_X86_64 LibreOffice_project/10$Build-2</meta:generator>
    <dc:date>2021-10-27T22:39:32.617875720</dc:date>
    <meta:editing-duration>PT46M49S</meta:editing-duration>
    <meta:editing-cycles>18</meta:editing-cycles>
    <meta:document-statistic meta:table-count="0" meta:image-count="0" meta:object-count="0" meta:page-count="1" meta:paragraph-count="16" meta:word-count="563" meta:character-count="3357" meta:non-whitespace-character-count="2795"/>
  </office:meta>
</office:document-meta>
</file>